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Title">
      <style:text-properties style:font-name="Arial" fo:font-size="10.5pt" style:text-underline-style="none" officeooo:rsid="001dc90b" officeooo:paragraph-rsid="001dc90b" style:font-size-asian="10.5pt" style:font-size-complex="10.5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7" style:family="paragraph" style:parent-style-name="UrbanBody">
      <style:text-properties style:font-name="Arial" fo:font-size="10.5pt" officeooo:rsid="00356754" officeooo:paragraph-rsid="00356754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2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4cd5" style:font-size-asian="10pt" style:font-weight-asian="bold" style:font-size-complex="10pt" style:font-weight-complex="bold"/>
    </style:style>
    <style:style style:name="P13" style:family="paragraph" style:parent-style-name="UrbanBody">
      <style:paragraph-properties fo:padding="0cm" fo:border="none" style:shadow="none"/>
      <style:text-properties style:font-name="Arial" fo:font-size="10.5pt" fo:font-weight="bold" officeooo:rsid="003dd68b" officeooo:paragraph-rsid="003dd68b" style:font-size-asian="10.5pt" style:font-weight-asian="bold" style:font-size-complex="10.5pt" style:font-weight-complex="bold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5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0.5pt" fo:language="fr" fo:country="FR" officeooo:paragraph-rsid="00356754" style:font-size-asian="10.5pt" style:font-size-complex="10.5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17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0.5pt" fo:language="fr" fo:country="FR" officeooo:paragraph-rsid="00356754" style:font-size-asian="10.5pt" style:font-size-complex="10.5pt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paragraph-rsid="00356754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style:font-name="Arial" fo:font-size="10.5pt" fo:language="fr" fo:country="FR" officeooo:rsid="00356754" officeooo:paragraph-rsid="00356754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fb73f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318bbc"/>
    </style:style>
    <style:style style:name="T11" style:family="text">
      <style:text-properties officeooo:rsid="00356754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20"><text:span text:style-name="T12">do text</text:span></text:p><text:p text:style-name="P20"><text:span text:style-name="T12">from document(at=header, format='odt')</text:span></text:p></office:annotation><text:span text:style-name="T3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</text:p><text:p text:style-name="P2"><text:span text:style-name="Emphasis"><text:span text:style-name="T1">Avenue Prince de Liège, 15<text:line-break/>5100 </text:span></text:span><text:span text:style-name="Emphasis"><text:span text:style-name="T2">Namur</text:span></text:span></text:p><text:p text:style-name="P12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ransmis<text:span text:style-name="T7">sion</text:span> <text:span text:style-name="T11">des pièces pour recours</text:span></text:p>
      <text:p text:style-name="P4"/>
      <text:p text:style-name="P9"/>
      <text:p text:style-name="P11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3"><text:span text:style-name="T5"><office:annotation><dc:creator>sde </dc:creator><dc:date>2011-07-27T10:02:17</dc:date><text:p text:style-name="P20"><text:span text:style-name="T15">do text</text:span></text:p><text:p text:style-name="P20"><text:span text:style-name="T15">from document(at=reference, format='odt')</text:span></text:p></office:annotation></text:span><text:span text:style-name="T5">Import depuis reference.odt</text:span></text:p>
      <text:p text:style-name="P9"/>
      <text:p text:style-name="P5"><office:annotation><dc:creator>Gauthier Bastien</dc:creator><dc:date>2011-02-16T16:12:24</dc:date><text:p text:style-name="P20"><text:span text:style-name="T14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13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5"/>
      <text:p text:style-name="P5"><text:span text:style-name="T10">Monsieur le Fonctionnaire Technique</text:span>,</text:p>
      <text:p text:style-name="P5"/>
      <text:p text:style-name="P7">Suite à votre courrier du <text:text-input text:description="">licence_view.format_date(self.getLastRecourse().getReceiptDate())</text:text-input><text:s/>concernant le recours formulé par <text:text-input text:description="">self.getApplicantsSignaletic()</text:text-input>, j'ai l'honneur de vous retourner en annexe, pour suite utile, les documents repris ci-dessous :</text:p>
      <text:p text:style-name="P7"/>
      <text:list xml:id="list740608676" text:style-name="L1">
        <text:list-item>
          <text:p text:style-name="P17">l’affiche annonçant l’enquête publique ;</text:p>
        </text:list-item>
        <text:list-item>
          <text:p text:style-name="P18">le certificat d’affichage de l’enquête publique ;</text:p>
        </text:list-item>
        <text:list-item>
          <text:p text:style-name="P18">le procès-verbal de clôture de l'enquête publique ;</text:p>
        </text:list-item>
        <text:list-item>
          <text:p text:style-name="P18">une copie des réclamations ;</text:p>
        </text:list-item>
        <text:list-item>
          <text:p text:style-name="P18">la synthèse des objections et observations écrites et orales formulées au cours de l’enquête ;</text:p>
        </text:list-item>
        <text:list-item>
          <text:p text:style-name="P18">l’avis formulé par le Collège au terme de l’enquête ;</text:p>
        </text:list-item>
        <text:list-item>
          <text:p text:style-name="P18">une copie de la décision querellée ;</text:p>
        </text:list-item>
        <text:list-item>
          <text:p text:style-name="P18">le certificat d'affichage de la décision et copie de l'affiche ;</text:p>
        </text:list-item>
        <text:list-item>
          <text:p text:style-name="P19">les recommandés datés de la notification de la décision aux Fonctionnaires technique et délégué, ainsi qu’au demandeur.</text:p>
        </text:list-item>
      </text:list>
      <text:p text:style-name="P14"/>
      <text:p text:style-name="P15">Dans un courrier ultérieur, vous recevrez le certificat d’affichage du présent recours.</text:p>
      <text:p text:style-name="P16">Veuillez agréer, Monsieur, l’expression de ma meilleure considération.</text:p>
      <text:p text:style-name="P8"/>
      <text:p text:style-name="P8"><office:annotation><dc:creator>Gauthier Bastien</dc:creator><dc:date>2011-01-13T14:56:41</dc:date><text:p text:style-name="P20"><text:span text:style-name="T12">do text</text:span></text:p><text:p text:style-name="P20"><text:span text:style-name="T12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21:51.707777204</dc:date>
    <dc:language>fr-FR</dc:language>
    <meta:editing-cycles>124</meta:editing-cycles>
    <meta:editing-duration>P1DT9H46M34S</meta:editing-duration>
    <dc:creator>bleybaert</dc:creator>
    <meta:document-statistic meta:table-count="0" meta:image-count="0" meta:object-count="0" meta:page-count="1" meta:paragraph-count="26" meta:word-count="223" meta:character-count="1593" meta:non-whitespace-character-count="1429"/>
    <meta:user-defined meta:name="Info 1"/>
    <meta:user-defined meta:name="Info 2"/>
    <meta:user-defined meta:name="Info 3"/>
    <meta:user-defined meta:name="Info 4"/>
  </office:meta>
</office:document-meta>
</file>